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473cm" fo:break-before="auto" style:use-optimal-row-height="tru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21cm" fo:break-before="auto" style:use-optimal-row-height="false"/>
    </style:style>
    <style:style style:name="ro19" style:family="table-row">
      <style:table-row-properties style:row-height="0.7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 style:data-style-name="N30"/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fff00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4f81bd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ece9d8"/>
    </style:style>
    <style:style style:name="P1" style:family="paragraph">
      <style:paragraph-properties fo:text-align="center"/>
      <style:text-properties fo:color="#000000" style:text-line-through-style="none" fo:font-family="Calibri" fo:font-size="11pt" fo:font-style="italic" style:text-underline-style="none" fo:font-weight="bold"/>
    </style:style>
  </office:automatic-styles>
  <office:body>
    <office:spreadsheet>
      <table:table table:name="Лист4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table:formula="of:=SUBSTITUTE([.C7];&quot;,&quot;;&quot;.&quot;)" office:value-type="string" office:string-value="5.1">
            <text:p>5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*2" office:value-type="float" office:value="10.2">
            <text:p>10,2</text:p>
          </table:table-cell>
          <table:table-cell table:formula="of:=SUBSTITUTE([.C8];&quot;,&quot;;&quot;.&quot;)" office:value-type="string" office:string-value="10.2">
            <text:p>10.2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SUBSTITUTE([.C9];&quot;,&quot;;&quot;.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SUBSTITUTE([.C10];&quot;,&quot;;&quot;.&quot;)" office:value-type="string" office:string-value="10">
            <text:p>1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float" office:value="60">
            <text:p>60</text:p>
          </table:table-cell>
          <table:table-cell table:formula="of:=SUBSTITUTE([.C11];&quot;,&quot;;&quot;.&quot;)" office:value-type="string" office:string-value="60">
            <text:p>60</text:p>
          </table:table-cell>
          <table:table-cell table:formula="of:=&quot;G01 Z-4 F50&quot;  &amp; CHAR(10) &amp; &quot;Z3 F100&quot;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[.C11]" office:value-type="float" office:value="70">
            <text:p>70</text:p>
          </table:table-cell>
          <table:table-cell table:formula="of:=SUBSTITUTE([.C12];&quot;,&quot;;&quot;.&quot;)" office:value-type="string" office:string-value="70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[.C10]" office:value-type="float" office:value="80">
            <text:p>80</text:p>
          </table:table-cell>
          <table:table-cell table:formula="of:=SUBSTITUTE([.C13];&quot;,&quot;;&quot;.&quot;)" office:value-type="string" office:string-value="80">
            <text:p>8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&amp;&quot; Y&quot;&amp;[.D7]&amp;&quot; F100&quot;" office:value-type="string" office:string-value="G00 X10 Y5.1 F100">
            <text:p>G00 X10 Y5.1 F100</text:p>
          </table:table-cell>
          <table:table-cell table:number-columns-repeated="1019"/>
        </table:table-row>
        <table:table-row table:style-name="ro12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 [.D12]&amp;&quot; F300&quot;" office:value-type="string" office:string-value="G00 X70 F300">
            <text:p>G00 X70 F300</text:p>
          </table:table-cell>
          <table:table-cell table:number-columns-repeated="1019"/>
        </table:table-row>
        <table:table-row table:style-name="ro13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-&quot; &amp;[.D7] &amp; &quot;F300&quot;" office:value-type="string" office:string-value="G00 Y-5.1F300">
            <text:p>G00 Y-5.1F300</text:p>
          </table:table-cell>
          <table:table-cell table:number-columns-repeated="1019"/>
        </table:table-row>
        <table:table-row table:style-name="ro13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 &amp; &quot;F300&quot;" office:value-type="string" office:string-value="G00 X10F300">
            <text:p>G00 X10F300</text:p>
          </table:table-cell>
          <table:table-cell table:number-columns-repeated="1019"/>
        </table:table-row>
        <table:table-row table:style-name="ro13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&quot; &amp; [.D8] &amp; &quot; F20&quot;" office:value-type="string" office:string-value="G00 Y10.2 F20">
            <text:p>G00 Y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X00.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4"/>
          <table:table-cell table:formula="of:=&quot;G00 Y-&quot; &amp;[.D8] &amp; &quot; F20&quot;" office:value-type="string" office:string-value="G00 Y-10.2 F20">
            <text:p>G00 Y-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 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2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5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formula="of:=[Лист4.C11]" office:value-type="float" office:value="60">
            <text:p>60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table:formula="of:=[.A3]*3"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UBSTITUTE([.B6];&quot;,&quot;;&quot;.&quot;)" office:value-type="string" office:string-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BSTITUTE([.B7];&quot;,&quot;;&quot;.&quot;)" office:value-type="string" office:string-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SUBSTITUTE([.B8];&quot;,&quot;;&quot;.&quot;)" office:value-type="string" office:string-value="2.5">
            <text:p>2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ldd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dq1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6"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4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14"/>
        </table:table-row>
        <table:table-row table:style-name="ro7">
          <table:table-cell table:style-name="ce3" office:value-type="float" office:value="1">
            <text:p>1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 table:formula="of:=DRILL( [.C15];[.D15])" office:value-type="string" office:string-value="G00 X0 Y0 F50&#10;G01 Z-8.5 F10&#10;G00 Z3 F50&#10;">
            <text:p>G00 X0 Y0 F50<text:line-break/>G01 Z-8.5 F10<text:line-break/>G00 Z3 F50<text:line-break/></text:p>
          </table:table-cell>
          <table:table-cell/>
          <table:table-cell table:style-name="ce6" office:value-type="float" office:value="8.5">
            <text:p>8,5</text:p>
          </table:table-cell>
          <table:table-cell table:number-columns-repeated="2" table:style-name="ce6" office:value-type="float" office:value="0">
            <text:p>0</text:p>
          </table:table-cell>
          <table:table-cell table:formula="of:=CIRCLE([.H15];[.I15];ddq1;1;[.G15] )" office:value-type="string" office:string-value="G00 X-2.2 Y0&#10;G01 Z-8.5 F10&#10;G02 X-2.2 Y0 I2.2 J00.00 F2&#10;G00 Z03.0&#10;">
            <text:p>G00 X-2.2 Y0<text:line-break/>G01 Z-8.5 F10<text:line-break/>G02 X-2.2 Y0 I2.2 J00.00 F2<text:line-break/>G00 Z03.0<text:line-break/></text:p>
          </table:table-cell>
          <table:table-cell table:number-columns-repeated="1014"/>
        </table:table-row>
        <table:table-row table:style-name="ro6">
          <table:table-cell table:style-name="ce3" office:value-type="float" office:value="2">
            <text:p>2</text:p>
          </table:table-cell>
          <table:table-cell/>
          <table:table-cell table:style-name="ce6" table:formula="of:=[.C15]+10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formula="of:=DRILL( [.C16];[.D16])" office:value-type="string" office:string-value="G00 X10 Y0 F50&#10;G01 Z-8.5 F10&#10;G00 Z3 F50&#10;">
            <text:p>G00 X10 Y0 F50<text:line-break/>G01 Z-8.5 F10<text:line-break/>G00 Z3 F50<text:line-break/></text:p>
          </table:table-cell>
          <table:table-cell table:number-columns-repeated="4"/>
          <table:table-cell table:style-name="ce6" office:value-type="string">
            <text:p>G00 Z6 F200</text:p>
          </table:table-cell>
          <table:table-cell table:number-columns-repeated="1014"/>
        </table:table-row>
        <table:table-row table:style-name="ro6">
          <table:table-cell table:style-name="ce3" office:value-type="float" office:value="3">
            <text:p>3</text:p>
          </table:table-cell>
          <table:table-cell/>
          <table:table-cell table:style-name="ce6" table:formula="of:=[.C16]+10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formula="of:=DRILL( [.C17];[.D17])" office:value-type="string" office:string-value="G00 X20 Y0 F50&#10;G01 Z-8.5 F10&#10;G00 Z3 F50&#10;">
            <text:p>G00 X20 Y0 F50<text:line-break/>G01 Z-8.5 F10<text:line-break/>G00 Z3 F5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014"/>
        </table:table-row>
        <table:table-row table:style-name="ro6">
          <table:table-cell table:style-name="ce3" office:value-type="float" office:value="4">
            <text:p>4</text:p>
          </table:table-cell>
          <table:table-cell/>
          <table:table-cell table:style-name="ce6" table:formula="of:=[.C17]+ldq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formula="of:=DRILL( [.C18];[.D18])" office:value-type="string" office:string-value="G00 X80 Y0 F50&#10;G01 Z-8.5 F10&#10;G00 Z3 F50&#10;">
            <text:p>G00 X8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/>
          <table:table-cell table:style-name="ce6" table:formula="of:=270 -[.C18]-10" office:value-type="float" office:value="180">
            <text:p>180</text:p>
          </table:table-cell>
          <table:table-cell table:style-name="ce6" office:value-type="float" office:value="0">
            <text:p>0</text:p>
          </table:table-cell>
          <table:table-cell table:formula="of:=DRILL( [.C19];[.D19])" office:value-type="string" office:string-value="G00 X180 Y0 F50&#10;G01 Z-8.5 F10&#10;G00 Z3 F50&#10;">
            <text:p>G00 X18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6">
            <text:p>6</text:p>
          </table:table-cell>
          <table:table-cell/>
          <table:table-cell table:style-name="ce6" table:formula="of:=[.C19]+ldq" office:value-type="float" office:value="240">
            <text:p>240</text:p>
          </table:table-cell>
          <table:table-cell table:style-name="ce6" office:value-type="float" office:value="0">
            <text:p>0</text:p>
          </table:table-cell>
          <table:table-cell table:formula="of:=DRILL( [.C20];[.D20])" office:value-type="string" office:string-value="G00 X240 Y0 F50&#10;G01 Z-8.5 F10&#10;G00 Z3 F50&#10;">
            <text:p>G00 X24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7">
            <text:p>7</text:p>
          </table:table-cell>
          <table:table-cell/>
          <table:table-cell table:style-name="ce6" table:formula="of:=[.C20]+10" office:value-type="float" office:value="250">
            <text:p>250</text:p>
          </table:table-cell>
          <table:table-cell table:style-name="ce6" office:value-type="float" office:value="0">
            <text:p>0</text:p>
          </table:table-cell>
          <table:table-cell table:formula="of:=DRILL( [.C21];[.D21])" office:value-type="string" office:string-value="G00 X250 Y0 F50&#10;G01 Z-8.5 F10&#10;G00 Z3 F50&#10;">
            <text:p>G00 X25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8">
            <text:p>8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formula="of:=DRILL( [.C22];[.D22])" office:value-type="string" office:string-value="G00 X0 Y20 F50&#10;G01 Z-8.5 F10&#10;G00 Z3 F50&#10;">
            <text:p>G00 X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9">
            <text:p>9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2]+ldd" office:value-type="float" office:value="62">
            <text:p>62</text:p>
          </table:table-cell>
          <table:table-cell table:formula="of:=DRILL( [.C23];[.D23])" office:value-type="string" office:string-value="G00 X0 Y62 F50&#10;G01 Z-8.5 F10&#10;G00 Z3 F50&#10;">
            <text:p>G00 X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0">
            <text:p>10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3]+20" office:value-type="float" office:value="82">
            <text:p>82</text:p>
          </table:table-cell>
          <table:table-cell table:formula="of:=DRILL( [.C24];[.D24])" office:value-type="string" office:string-value="G00 X0 Y82 F50&#10;G01 Z-8.5 F10&#10;G00 Z3 F50&#10;">
            <text:p>G00 X0 Y8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1">
            <text:p>11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4]+40" office:value-type="float" office:value="122">
            <text:p>122</text:p>
          </table:table-cell>
          <table:table-cell table:formula="of:=DRILL( [.C25];[.D25])" office:value-type="string" office:string-value="G00 X0 Y122 F50&#10;G01 Z-8.5 F10&#10;G00 Z3 F50&#10;">
            <text:p>G00 X0 Y12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2">
            <text:p>12</text:p>
          </table:table-cell>
          <table:table-cell/>
          <table:table-cell table:style-name="ce6" table:formula="of:=[.C16]" office:value-type="float" office:value="10">
            <text:p>1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6];[.D26])" office:value-type="string" office:string-value="G00 X10 Y135 F50&#10;G01 Z-8.5 F10&#10;G00 Z3 F50&#10;">
            <text:p>G00 X1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3">
            <text:p>13</text:p>
          </table:table-cell>
          <table:table-cell/>
          <table:table-cell table:style-name="ce6" table:formula="of:=[.C17]" office:value-type="float" office:value="20">
            <text:p>2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7];[.D27])" office:value-type="string" office:string-value="G00 X20 Y135 F50&#10;G01 Z-8.5 F10&#10;G00 Z3 F50&#10;">
            <text:p>G00 X2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4">
            <text:p>14</text:p>
          </table:table-cell>
          <table:table-cell/>
          <table:table-cell table:style-name="ce6" table:formula="of:=[.C18]" office:value-type="float" office:value="80">
            <text:p>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8];[.D28])" office:value-type="string" office:string-value="G00 X80 Y135 F50&#10;G01 Z-8.5 F10&#10;G00 Z3 F50&#10;">
            <text:p>G00 X8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5">
            <text:p>15</text:p>
          </table:table-cell>
          <table:table-cell/>
          <table:table-cell table:style-name="ce6" table:formula="of:=[.C19]" office:value-type="float" office:value="180">
            <text:p>1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9];[.D29])" office:value-type="string" office:string-value="G00 X180 Y135 F50&#10;G01 Z-8.5 F10&#10;G00 Z3 F50&#10;">
            <text:p>G00 X18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6">
            <text:p>16</text:p>
          </table:table-cell>
          <table:table-cell/>
          <table:table-cell table:style-name="ce6" table:formula="of:=[.C20]" office:value-type="float" office:value="240">
            <text:p>24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0];[.D30])" office:value-type="string" office:string-value="G00 X240 Y135 F50&#10;G01 Z-8.5 F10&#10;G00 Z3 F50&#10;">
            <text:p>G00 X24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7">
            <text:p>17</text:p>
          </table:table-cell>
          <table:table-cell/>
          <table:table-cell table:style-name="ce6" table:formula="of:=270/2" office:value-type="float" office:value="135">
            <text:p>135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1];[.D31])" office:value-type="string" office:string-value="G00 X135 Y135 F50&#10;G01 Z-8.5 F10&#10;G00 Z3 F50&#10;">
            <text:p>G00 X135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8">
            <text:p>18</text:p>
          </table:table-cell>
          <table:table-cell/>
          <table:table-cell table:style-name="ce6" office:value-type="float" office:value="80">
            <text:p>80</text:p>
          </table:table-cell>
          <table:table-cell table:style-name="ce6" table:formula="of:=[.D23]" office:value-type="float" office:value="62">
            <text:p>62</text:p>
          </table:table-cell>
          <table:table-cell table:formula="of:=DRILL( [.C32];[.D32])" office:value-type="string" office:string-value="G00 X80 Y62 F50&#10;G01 Z-8.5 F10&#10;G00 Z3 F50&#10;">
            <text:p>G00 X8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9">
            <text:p>19</text:p>
          </table:table-cell>
          <table:table-cell/>
          <table:table-cell table:style-name="ce6" table:formula="of:=[.C32]" office:value-type="float" office:value="80">
            <text:p>80</text:p>
          </table:table-cell>
          <table:table-cell table:style-name="ce6" table:formula="of:=[.D22]" office:value-type="float" office:value="20">
            <text:p>20</text:p>
          </table:table-cell>
          <table:table-cell table:formula="of:=DRILL( [.C33];[.D33])" office:value-type="string" office:string-value="G00 X80 Y20 F50&#10;G01 Z-8.5 F10&#10;G00 Z3 F50&#10;">
            <text:p>G00 X8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20">
            <text:p>20</text:p>
          </table:table-cell>
          <table:table-cell/>
          <table:table-cell table:style-name="ce6" table:formula="of:=80/2" office:value-type="float" office:value="40">
            <text:p>40</text:p>
          </table:table-cell>
          <table:table-cell table:style-name="ce6" table:formula="of:=[.D22]+(ldd/2)" office:value-type="float" office:value="41">
            <text:p>41</text:p>
          </table:table-cell>
          <table:table-cell table:formula="of:=DRILL( [.C34];[.D34])" office:value-type="string" office:string-value="G00 X40 Y41 F50&#10;G01 Z-8.5 F10&#10;G00 Z3 F50&#10;">
            <text:p>G00 X40 Y41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21">
            <text:p>21</text:p>
          </table:table-cell>
          <table:table-cell/>
          <table:table-cell table:style-name="ce6" table:formula="of:=[.C32]+20" office:value-type="float" office:value="100">
            <text:p>100</text:p>
          </table:table-cell>
          <table:table-cell table:style-name="ce6" table:formula="of:=[.D32]" office:value-type="float" office:value="62">
            <text:p>62</text:p>
          </table:table-cell>
          <table:table-cell table:formula="of:=DRILL( [.C35];[.D35])" office:value-type="string" office:string-value="G00 X100 Y62 F50&#10;G01 Z-8.5 F10&#10;G00 Z3 F50&#10;">
            <text:p>G00 X10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22">
            <text:p>22</text:p>
          </table:table-cell>
          <table:table-cell/>
          <table:table-cell table:style-name="ce6" table:formula="of:=[.C35]" office:value-type="float" office:value="100">
            <text:p>100</text:p>
          </table:table-cell>
          <table:table-cell table:style-name="ce6" table:formula="of:=[.D33]" office:value-type="float" office:value="20">
            <text:p>20</text:p>
          </table:table-cell>
          <table:table-cell table:formula="of:=DRILL( [.C36];[.D36])" office:value-type="string" office:string-value="G00 X100 Y20 F50&#10;G01 Z-8.5 F10&#10;G00 Z3 F50&#10;">
            <text:p>G00 X10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number-columns-repeated="2"/>
          <table:table-cell table:formula="of:=DRILL( [.C37];[.D37])" office:value-type="string" office:string-value="G00 X0 Y0 F50&#10;G01 Z-8.5 F10&#10;G00 Z3 F50&#10;">
            <text:p>G00 X0 Y0 F50<text:line-break/>G01 Z-8.5 F10<text:line-break/>G00 Z3 F50<text:line-break/>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4" office:value-type="float" office:value="8.5">
            <text:p>8,5</text:p>
          </table:table-cell>
          <table:table-cell table:style-name="ce6" table:formula="of:=[.C16]" office:value-type="float" office:value="10">
            <text:p>10</text:p>
          </table:table-cell>
          <table:table-cell table:style-name="ce6" table:formula="of:=[.D16]" office:value-type="float" office:value="0">
            <text:p>0</text:p>
          </table:table-cell>
          <table:table-cell table:formula="of:=CIRCLE([.C40];[.D40];ddq1;1;[.B40] )" office:value-type="string" office:string-value="G00 X7.8 Y0&#10;G01 Z-8.5 F10&#10;G02 X7.8 Y0 I2.2 J00.00 F2&#10;G00 Z03.0&#10;">
            <text:p>G00 X7.8 Y0<text:line-break/>G01 Z-8.5 F10<text:line-break/>G02 X7.8 Y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4" table:formula="of:=[.B40]" office:value-type="float" office:value="8.5">
            <text:p>8,5</text:p>
          </table:table-cell>
          <table:table-cell table:style-name="ce6" table:formula="of:=[.C21]" office:value-type="float" office:value="250">
            <text:p>250</text:p>
          </table:table-cell>
          <table:table-cell table:style-name="ce6" table:formula="of:=[.D21]" office:value-type="float" office:value="0">
            <text:p>0</text:p>
          </table:table-cell>
          <table:table-cell table:formula="of:=CIRCLE([.C41];[.D41];ddq1;1;[.B41] )" office:value-type="string" office:string-value="G00 X247.8 Y0&#10;G01 Z-8.5 F10&#10;G02 X247.8 Y0 I2.2 J00.00 F2&#10;G00 Z03.0&#10;">
            <text:p>G00 X247.8 Y0<text:line-break/>G01 Z-8.5 F10<text:line-break/>G02 X247.8 Y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4" table:formula="of:=[.B41]" office:value-type="float" office:value="8.5">
            <text:p>8,5</text:p>
          </table:table-cell>
          <table:table-cell table:style-name="ce6" table:formula="of:=[.C31]" office:value-type="float" office:value="135">
            <text:p>135</text:p>
          </table:table-cell>
          <table:table-cell table:style-name="ce6" table:formula="of:=[.D31]" office:value-type="float" office:value="135">
            <text:p>135</text:p>
          </table:table-cell>
          <table:table-cell table:formula="of:=CIRCLE([.C42];[.D42];ddq1;1;[.B42] )" office:value-type="string" office:string-value="G00 X132.8 Y135&#10;G01 Z-8.5 F10&#10;G02 X132.8 Y135 I2.2 J00.00 F2&#10;G00 Z03.0&#10;">
            <text:p>G00 X132.8 Y135<text:line-break/>G01 Z-8.5 F10<text:line-break/>G02 X132.8 Y135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4" table:formula="of:=[.B42]" office:value-type="float" office:value="8.5">
            <text:p>8,5</text:p>
          </table:table-cell>
          <table:table-cell table:style-name="ce6" table:formula="of:=[.C26]" office:value-type="float" office:value="10">
            <text:p>10</text:p>
          </table:table-cell>
          <table:table-cell table:style-name="ce6" table:formula="of:=[.D26]" office:value-type="float" office:value="135">
            <text:p>135</text:p>
          </table:table-cell>
          <table:table-cell table:formula="of:=CIRCLE([.C43];[.D43];ddq1;1;[.B43] )" office:value-type="string" office:string-value="G00 X7.8 Y135&#10;G01 Z-8.5 F10&#10;G02 X7.8 Y135 I2.2 J00.00 F2&#10;G00 Z03.0&#10;">
            <text:p>G00 X7.8 Y135<text:line-break/>G01 Z-8.5 F10<text:line-break/>G02 X7.8 Y135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6" table:formula="of:=[.C22]" office:value-type="float" office:value="0">
            <text:p>0</text:p>
          </table:table-cell>
          <table:table-cell table:style-name="ce6" table:formula="of:=[.D22]" office:value-type="float" office:value="20">
            <text:p>20</text:p>
          </table:table-cell>
          <table:table-cell table:formula="of:=CIRCLE([.C44];[.D44];ddq1;1;[.B44] )" office:value-type="string" office:string-value="G00 X-2.2 Y20&#10;G01 Z-5 F10&#10;G02 X-2.2 Y20 I2.2 J00.00 F2&#10;G00 Z03.0&#10;">
            <text:p>G00 X-2.2 Y20<text:line-break/>G01 Z-5 F10<text:line-break/>G02 X-2.2 Y2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4" table:formula="of:=[.B44]" office:value-type="float" office:value="5">
            <text:p>5</text:p>
          </table:table-cell>
          <table:table-cell table:style-name="ce6" table:formula="of:=[.C23]" office:value-type="float" office:value="0">
            <text:p>0</text:p>
          </table:table-cell>
          <table:table-cell table:style-name="ce6" table:formula="of:=[.D23]" office:value-type="float" office:value="62">
            <text:p>62</text:p>
          </table:table-cell>
          <table:table-cell table:formula="of:=CIRCLE([.C45];[.D45];ddq1;1;[.B45] )" office:value-type="string" office:string-value="G00 X-2.2 Y62&#10;G01 Z-5 F10&#10;G02 X-2.2 Y62 I2.2 J00.00 F2&#10;G00 Z03.0&#10;">
            <text:p>G00 X-2.2 Y62<text:line-break/>G01 Z-5 F10<text:line-break/>G02 X-2.2 Y62 I2.2 J00.00 F2<text:line-break/>G00 Z03.0<text:line-break/></text:p>
          </table:table-cell>
          <table:table-cell table:number-columns-repeated="1019"/>
        </table:table-row>
        <table:table-row table:style-name="ro9">
          <table:table-cell table:style-name="ce3" office:value-type="float" office:value="18">
            <text:p>18</text:p>
          </table:table-cell>
          <table:table-cell table:style-name="ce4" table:formula="of:=[.B45]" office:value-type="float" office:value="5">
            <text:p>5</text:p>
          </table:table-cell>
          <table:table-cell table:style-name="ce6" table:formula="of:=[.C32]" office:value-type="float" office:value="80">
            <text:p>80</text:p>
          </table:table-cell>
          <table:table-cell table:style-name="ce6" table:formula="of:=[.D32]" office:value-type="float" office:value="62">
            <text:p>62</text:p>
          </table:table-cell>
          <table:table-cell table:formula="of:=CIRCLE([.C46];[.D46];ddq1;1;[.B46] )" office:value-type="string" office:string-value="G00 X77.8 Y62&#10;G01 Z-5 F10&#10;G02 X77.8 Y62 I2.2 J00.00 F2&#10;G00 Z03.0&#10;">
            <text:p>G00 X77.8 Y62<text:line-break/>G01 Z-5 F10<text:line-break/>G02 X77.8 Y62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4" table:formula="of:=[.B46]" office:value-type="float" office:value="5">
            <text:p>5</text:p>
          </table:table-cell>
          <table:table-cell table:style-name="ce6" table:formula="of:=[.C33]" office:value-type="float" office:value="80">
            <text:p>80</text:p>
          </table:table-cell>
          <table:table-cell table:style-name="ce6" table:formula="of:=[.D33]" office:value-type="float" office:value="20">
            <text:p>20</text:p>
          </table:table-cell>
          <table:table-cell table:formula="of:=CIRCLE([.C47];[.D47];ddq1;1;[.B47] )" office:value-type="string" office:string-value="G00 X77.8 Y20&#10;G01 Z-5 F10&#10;G02 X77.8 Y20 I2.2 J00.00 F2&#10;G00 Z03.0&#10;">
            <text:p>G00 X77.8 Y20<text:line-break/>G01 Z-5 F10<text:line-break/>G02 X77.8 Y2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21">
            <text:p>21</text:p>
          </table:table-cell>
          <table:table-cell table:style-name="ce4" table:formula="of:=[.B47]" office:value-type="float" office:value="5">
            <text:p>5</text:p>
          </table:table-cell>
          <table:table-cell table:style-name="ce6" table:formula="of:=[.C35]" office:value-type="float" office:value="100">
            <text:p>100</text:p>
          </table:table-cell>
          <table:table-cell table:style-name="ce6" table:formula="of:=[.D35]" office:value-type="float" office:value="62">
            <text:p>62</text:p>
          </table:table-cell>
          <table:table-cell table:formula="of:=CIRCLE([.C48];[.D48];ddq1;1;[.B48] )" office:value-type="string" office:string-value="G00 X97.8 Y62&#10;G01 Z-5 F10&#10;G02 X97.8 Y62 I2.2 J00.00 F2&#10;G00 Z03.0&#10;">
            <text:p>G00 X97.8 Y62<text:line-break/>G01 Z-5 F10<text:line-break/>G02 X97.8 Y62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22">
            <text:p>22</text:p>
          </table:table-cell>
          <table:table-cell table:style-name="ce4" table:formula="of:=[.B48]" office:value-type="float" office:value="5">
            <text:p>5</text:p>
          </table:table-cell>
          <table:table-cell table:style-name="ce6" table:formula="of:=[.C36]" office:value-type="float" office:value="100">
            <text:p>100</text:p>
          </table:table-cell>
          <table:table-cell table:style-name="ce6" table:formula="of:=[.D36]" office:value-type="float" office:value="20">
            <text:p>20</text:p>
          </table:table-cell>
          <table:table-cell table:formula="of:=CIRCLE([.C49];[.D49];ddq1;1;[.B49] )" office:value-type="string" office:string-value="G00 X97.8 Y20&#10;G01 Z-5 F10&#10;G02 X97.8 Y20 I2.2 J00.00 F2&#10;G00 Z03.0&#10;">
            <text:p>G00 X97.8 Y20<text:line-break/>G01 Z-5 F10<text:line-break/>G02 X97.8 Y20 I2.2 J00.00 F2<text:line-break/>G00 Z03.0<text:line-break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0 Z3 F2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0 X0 Y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visibility="collapse" table:number-rows-repeated="104852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ox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2" form:control-implementation="ooo:com.sun.star.form.component.CommandButton" xml:id="control1" form:id="control1" form:label="G-code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2" form:id="control2" form:label="Box1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2" table:default-cell-style-name="Excel_20_Built-in_20_Normal"/>
        <table:table-row table:style-name="ro14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[.B1]/2" office:value-type="float" office:value="1">
            <text:p>1</text:p>
          </table:table-cell>
          <table:table-cell/>
          <table:table-cell table:formula="of:=&quot;G01 Z-&quot;&amp;depth&amp;&quot; F50&quot;" office:value-type="string" office:string-value="G01 Z-7 F50">
            <text:p>G01 Z-7 F50</text:p>
          </table:table-cell>
          <table:table-cell/>
          <table:table-cell>
            <draw:control table:end-cell-address="box.I3" table:end-x="0.314cm" table:end-y="0.367cm" draw:z-index="0" draw:style-name="gr1" draw:text-style-name="P1" svg:width="3.702cm" svg:height="3.347cm" svg:x="0.015cm" svg:y="0.427cm" draw:control="control1"/>
          </table:table-cell>
          <table:table-cell table:number-columns-repeated="2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/text:p>
            <text:p>G00 Z06.0 S8000 M3</text:p>
            <text:p>G00 X0 Y0 F100</text:p>
            <text:p/>
          </table:table-cell>
          <table:table-cell table:number-columns-repeated="1014"/>
        </table:table-row>
        <table:table-row table:style-name="ro15">
          <table:table-cell office:value-type="string">
            <text:p>Dout</text:p>
          </table:table-cell>
          <table:table-cell office:value-type="float" office:value="44">
            <text:p>44</text:p>
          </table:table-cell>
          <table:table-cell table:formula="of:=[.B2]/2" office:value-type="float" office:value="22">
            <text:p>22</text:p>
          </table:table-cell>
          <table:table-cell table:formula="of:=[.C2]-[.C1]" office:value-type="float" office:value="21">
            <text:p>21</text:p>
          </table:table-cell>
          <table:table-cell table:formula="of:=SUBSTITUTE([.D2];&quot;,&quot;;&quot;.&quot;)" office:value-type="string" office:string-value="21">
            <text:p>21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4"/>
        </table:table-row>
        <table:table-row table:style-name="ro16">
          <table:table-cell office:value-type="string">
            <text:p>Din</text:p>
          </table:table-cell>
          <table:table-cell office:value-type="float" office:value="42">
            <text:p>42</text:p>
          </table:table-cell>
          <table:table-cell table:formula="of:=0+[.B3]/2" office:value-type="float" office:value="21">
            <text:p>21</text:p>
          </table:table-cell>
          <table:table-cell table:formula="of:=[.C3]-[.C1]" office:value-type="float" office:value="20">
            <text:p>20</text:p>
          </table:table-cell>
          <table:table-cell table:formula="of:=SUBSTITUTE([.D3];&quot;,&quot;;&quot;.&quot;)" office:value-type="string" office:string-value="20">
            <text:p>20</text:p>
          </table:table-cell>
          <table:table-cell/>
          <table:table-cell table:number-columns-repeated="3"/>
          <table:table-cell table:style-name="ce12" office:value-type="string">
            <text:p>( REPER</text:p>
          </table:table-cell>
          <table:table-cell table:style-name="ce12" office:value-type="string">
            <text:p>( CIRCLE 1</text:p>
          </table:table-cell>
          <table:table-cell table:style-name="ce12" office:value-type="string">
            <text:p>( CIRCLE 2</text:p>
          </table:table-cell>
          <table:table-cell table:number-columns-repeated="1012"/>
        </table:table-row>
        <table:table-row table:style-name="ro6">
          <table:table-cell office:value-type="string">
            <text:p>depth</text:p>
          </table:table-cell>
          <table:table-cell/>
          <table:table-cell office:value-type="float" office:value="7">
            <text:p>7</text:p>
          </table:table-cell>
          <table:table-cell table:formula="of:=&quot;G00 X-&quot;&amp;[.E2]&amp;&quot; Y0.00&quot;" office:value-type="string" office:string-value="G00 X-21 Y0.00">
            <text:p>G00 X-21 Y0.00</text:p>
          </table:table-cell>
          <table:table-cell table:style-name="ce11"/>
          <table:table-cell table:number-columns-repeated="4"/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12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/>
          <table:table-cell>
            <draw:control table:end-cell-address="box.I6" table:end-x="0.207cm" table:end-y="0.347cm" draw:z-index="1" draw:style-name="gr1" draw:text-style-name="P1" svg:width="3.455cm" svg:height="0.84cm" svg:x="0.155cm" svg:y="0cm" draw:control="control2"/>
          </table:table-cell>
          <table:table-cell table:number-columns-repeated="2"/>
          <table:table-cell table:formula="of:=down" office:value-type="string" office:string-value="G01 Z-7 F50">
            <text:p>G01 Z-7 F50</text:p>
          </table:table-cell>
          <table:table-cell table:formula="of:=&quot;G00 X-&quot;&amp;[.E3]&amp;&quot; Y0.00&quot;" office:value-type="string" office:string-value="G00 X-20 Y0.00">
            <text:p>G00 X-20 Y0.00</text:p>
          </table:table-cell>
          <table:table-cell table:formula="of:=&quot;G00 X-&quot;&amp;[.F3]&amp;&quot; Y0.00&quot;" office:value-type="string" office:string-value="G00 X- Y0.00">
            <text:p>G00 X- Y0.00</text:p>
          </table:table-cell>
          <table:table-cell table:number-columns-repeated="1012"/>
        </table:table-row>
        <table:table-row table:style-name="ro16">
          <table:table-cell table:number-columns-repeated="3"/>
          <table:table-cell table:formula="of:=&quot;G02 X-&quot; &amp;[.E2]&amp;&quot; Y0.00 I&quot;&amp;[.E2]&amp;&quot; J00.00 F150&quot;" office:value-type="string" office:string-value="G02 X-21 Y0.00 I21 J00.00 F150">
            <text:p>G02 X-21 Y0.00 I21 J00.00 F15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office:value-type="string">
            <text:p>G01 Z-3 F10</text:p>
          </table:table-cell>
          <table:table-cell office:value-type="string">
            <text:p>G01 Z-3 F11</text:p>
          </table:table-cell>
          <table:table-cell table:number-columns-repeated="1012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4"/>
          <table:table-cell table:style-name="ce9" office:value-type="string">
            <text:p>( t1</text:p>
          </table:table-cell>
          <table:table-cell table:formula="of:=&quot;G03 X-&quot; &amp;[.E3]&amp;&quot; Y0.00 I&quot;&amp;[.E3]&amp;&quot; J00.00 F5&quot;" office:value-type="string" office:string-value="G03 X-20 Y0.00 I20 J00.00 F5">
            <text:p>G03 X-20 Y0.00 I20 J00.00 F5</text:p>
          </table:table-cell>
          <table:table-cell table:formula="of:=&quot;G03 X-&quot; &amp;[.F3]&amp;&quot; Y0.00 I&quot;&amp;[.F3]&amp;&quot; J00.00 F5&quot;" office:value-type="string" office:string-value="G03 X- Y0.00 I J00.00 F5">
            <text:p>G03 X- Y0.00 I J00.00 F5</text:p>
          </table:table-cell>
          <table:table-cell table:number-columns-repeated="1012"/>
        </table:table-row>
        <table:table-row table:style-name="ro16">
          <table:table-cell table:number-columns-repeated="9"/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office:value-type="string">
            <text:p>G01 Z-7 F10</text:p>
          </table:table-cell>
          <table:table-cell office:value-type="string">
            <text:p>G01 Z-7 F11</text:p>
          </table:table-cell>
          <table:table-cell table:number-columns-repeated="1012"/>
        </table:table-row>
        <table:table-row table:style-name="ro16">
          <table:table-cell table:formula="of:=COS(RADIANS(45))" office:value-type="float" office:value="0.707106781186548">
            <text:p>0,7071067812</text:p>
          </table:table-cell>
          <table:table-cell table:formula="of:=[.C2]+5" office:value-type="float" office:value="27">
            <text:p>27</text:p>
          </table:table-cell>
          <table:table-cell table:formula="of:=SUBSTITUTE(TEXT([.C10];&quot;0,00&quot;);&quot;,&quot;;&quot;.&quot;)" office:value-type="string" office:string-value="20.00">
            <text:p>20.00</text:p>
          </table:table-cell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formula="of:=&quot;G02 X-&quot; &amp;[.E3]&amp;&quot; Y0.00 I&quot;&amp;[.E3]&amp;&quot; J00.00 F10&quot;" office:value-type="string" office:string-value="G02 X-20 Y0.00 I20 J00.00 F10">
            <text:p>G02 X-20 Y0.00 I20 J00.00 F10</text:p>
          </table:table-cell>
          <table:table-cell table:formula="of:=&quot;G02 X-&quot; &amp;[.F3]&amp;&quot; Y0.00 I&quot;&amp;[.F3]&amp;&quot; J00.00 F10&quot;" office:value-type="string" office:string-value="G02 X- Y0.00 I J00.00 F10">
            <text:p>G02 X- Y0.00 I J00.00 F10</text:p>
          </table:table-cell>
          <table:table-cell table:number-columns-repeated="1012"/>
        </table:table-row>
        <table:table-row table:style-name="ro16">
          <table:table-cell/>
          <table:table-cell table:formula="of:=[.A9]*[.B9]" office:value-type="float" office:value="19.0918830920368">
            <text:p>19,091883092</text:p>
          </table:table-cell>
          <table:table-cell office:value-type="float" office:value="20">
            <text:p>20</text:p>
          </table:table-cell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office:value-type="string">
            <text:p>G00 Z20.0 F100</text:p>
          </table:table-cell>
          <table:table-cell office:value-type="string">
            <text:p>G00 Z20.0 F101</text:p>
          </table:table-cell>
          <table:table-cell table:number-columns-repeated="1012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Default" office:value-type="string">
            <text:p>( t2</text:p>
          </table:table-cell>
          <table:table-cell table:number-columns-repeated="1014"/>
        </table:table-row>
        <table:table-row table:style-name="ro17">
          <table:table-cell table:number-columns-repeated="3"/>
          <table:table-cell table:formula="of:=&quot;G00 X&quot;&amp;rholess&amp;&quot; Y-22&quot;" office:value-type="string" office:string-value="G00 X20.00 Y-22">
            <text:p>G00 X20.00 Y-22</text:p>
          </table:table-cell>
          <table:table-cell table:style-name="ce11"/>
          <table:table-cell table:number-columns-repeated="4"/>
          <table:table-cell table:formula="of:= &quot;G00 X0 Y0 F100&quot; &amp; CHAR(10) &amp; &quot;G00 X&quot;&amp;rholess&amp;&quot; Y-22&quot;" office:value-type="string" office:string-value="G00 X0 Y0 F100&#10;G00 X20.00 Y-22">
            <text:p>G00 X0 Y0 F100<text:line-break/>G00 X20.00 Y-22</text:p>
          </table:table-cell>
          <table:table-cell table:style-name="Default" office:value-type="string">
            <text:p>G00 X0 Y0</text:p>
          </table:table-cell>
          <table:table-cell table:style-name="Default" office:value-type="string">
            <text:p>G00 X0 Y1</text:p>
          </table:table-cell>
          <table:table-cell table:number-columns-repeated="1012"/>
        </table:table-row>
        <table:table-row table:style-name="ro15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formula="of:=down" office:value-type="string" office:string-value="G01 Z-7 F50">
            <text:p>G01 Z-7 F50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1012"/>
        </table:table-row>
        <table:table-row table:style-name="ro16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table:number-columns-repeated="1014"/>
        </table:table-row>
        <table:table-row table:style-name="ro16">
          <table:table-cell table:number-columns-repeated="3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style-name="ce11"/>
          <table:table-cell table:number-columns-repeated="4"/>
          <table:table-cell table:style-name="ce9" office:value-type="string">
            <text:p>( t3</text:p>
          </table:table-cell>
          <table:table-cell table:number-columns-repeated="1014"/>
        </table:table-row>
        <table:table-row table:style-name="ro16">
          <table:table-cell table:number-columns-repeated="3"/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number-columns-repeated="1014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number-columns-repeated="1014"/>
        </table:table-row>
        <table:table-row table:style-name="ro16">
          <table:table-cell table:number-columns-repeated="3"/>
          <table:table-cell table:formula="of:=&quot;G00 X-&quot;&amp;rholess&amp;&quot; Y22&quot;" office:value-type="string" office:string-value="G00 X-20.00 Y22">
            <text:p>G00 X-20.00 Y22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table:number-columns-repeated="1014"/>
        </table:table-row>
        <table:table-row table:style-name="ro18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 office:value-type="string">
            <text:p>( t4</text:p>
          </table:table-cell>
          <table:table-cell table:number-columns-repeated="1014"/>
        </table:table-row>
        <table:table-row table:style-name="ro17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table:formula="of:=&quot;G00 X0 Y0 F100&quot; &amp; CHAR(10) &amp; &quot;G00 X-&quot;&amp;rholess&amp;&quot; Y22&quot;" office:value-type="string" office:string-value="G00 X0 Y0 F100&#10;G00 X-20.00 Y22">
            <text:p>G00 X0 Y0 F100<text:line-break/>G00 X-20.00 Y22</text:p>
          </table:table-cell>
          <table:table-cell table:number-columns-repeated="1014"/>
        </table:table-row>
        <table:table-row table:style-name="ro16">
          <table:table-cell table:number-columns-repeated="9"/>
          <table:table-cell table:formula="of:=down" office:value-type="string" office:string-value="G01 Z-7 F50">
            <text:p>G01 Z-7 F50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30">
            <text:p>30</text:p>
          </table:table-cell>
          <table:table-cell table:formula="of:=SUBSTITUTE([.B22];&quot;,&quot;;&quot;.&quot;)" office:value-type="string" office:string-value="30">
            <text:p>30</text:p>
          </table:table-cell>
          <table:table-cell table:formula="of:=&quot;G00 X&quot;&amp;width&amp;&quot; Y&quot;&amp;width" office:value-type="string" office:string-value="G00 X30 Y30">
            <text:p>G00 X30 Y30</text:p>
          </table:table-cell>
          <table:table-cell table:style-name="ce11"/>
          <table:table-cell office:value-type="string">
            <text:p>G Box1</text:p>
          </table:table-cell>
          <table:table-cell table:number-columns-repeated="3"/>
          <table:table-cell table:style-name="Default" office:value-type="string">
            <text:p>G00 Z03.0</text:p>
          </table:table-cell>
          <table:table-cell table:number-columns-repeated="1014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/>
          <table:table-cell table:number-columns-repeated="1014"/>
        </table:table-row>
        <table:table-row table:style-name="ro16">
          <table:table-cell table:number-columns-repeated="3"/>
          <table:table-cell table:formula="of:=&quot;X&quot;&amp;width&amp;&quot; Y-&quot;&amp;width &amp; &quot; F100&quot;" office:value-type="string" office:string-value="X30 Y-30 F100">
            <text:p>X30 Y-30 F100</text:p>
          </table:table-cell>
          <table:table-cell table:style-name="ce11"/>
          <table:table-cell table:number-columns-repeated="4"/>
          <table:table-cell table:style-name="Default" office:value-type="string">
            <text:p>G00 Z3 F200</text:p>
          </table:table-cell>
          <table:table-cell table:number-columns-repeated="1014"/>
        </table:table-row>
        <table:table-row table:style-name="ro16">
          <table:table-cell table:number-columns-repeated="3"/>
          <table:table-cell table:formula="of:=&quot;X-&quot;&amp;width&amp;&quot; Y-&quot;&amp;width" office:value-type="string" office:string-value="X-30 Y-30">
            <text:p>X-30 Y-30</text:p>
          </table:table-cell>
          <table:table-cell table:style-name="ce11"/>
          <table:table-cell table:number-columns-repeated="4"/>
          <table:table-cell table:style-name="Default" office:value-type="string">
            <text:p>G00 X0 Y0</text:p>
          </table:table-cell>
          <table:table-cell table:number-columns-repeated="1014"/>
        </table:table-row>
        <table:table-row table:style-name="ro15">
          <table:table-cell table:number-columns-repeated="3"/>
          <table:table-cell table:formula="of:=&quot;X-&quot;&amp;width&amp;&quot; Y&quot;&amp;width" office:value-type="string" office:string-value="X-30 Y30">
            <text:p>X-30 Y30</text:p>
          </table:table-cell>
          <table:table-cell table:style-name="ce11"/>
          <table:table-cell table:number-columns-repeated="4"/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1014"/>
        </table:table-row>
        <table:table-row table:style-name="ro16">
          <table:table-cell table:number-columns-repeated="3"/>
          <table:table-cell table:formula="of:=&quot;X&quot;&amp;width&amp;&quot; Y&quot;&amp;width" office:value-type="string" office:string-value="X30 Y30">
            <text:p>X30 Y3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office:value-type="float" office:value="2">
            <text:p>2</text:p>
          </table:table-cell>
          <table:table-cell/>
          <table:table-cell table:formula="of:=&quot;G00 X&quot;&amp;width&amp;&quot; Y&quot;&amp;[.B31]" office:value-type="string" office:string-value="G00 X30 Y28">
            <text:p>G00 X30 Y28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>
            <text:p>G91</text:p>
          </table:table-cell>
          <table:table-cell/>
          <table:table-cell office:value-type="string">
            <text:p>rel coord</text:p>
          </table:table-cell>
          <table:table-cell table:number-columns-repeated="1018"/>
        </table:table-row>
        <table:table-row table:style-name="ro16">
          <table:table-cell office:value-type="string">
            <text:p>x</text:p>
          </table:table-cell>
          <table:table-cell table:formula="of:=widthD-zazor" office:value-type="float" office:value="28">
            <text:p>28</text:p>
          </table:table-cell>
          <table:table-cell/>
          <table:table-cell table:formula="of:=down" office:value-type="string" office:string-value="G01 Z-7 F50">
            <text:p>G01 Z-7 F50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Y-&quot;&amp;[.B31]" office:value-type="string" office:string-value=" Y-28">
            <text:p><text:s/>Y-28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Y-&quot;&amp;[.B31]" office:value-type="string" office:string-value=" Y-28">
            <text:p><text:s/>Y-28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28">
            <text:p><text:s/>X-28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28">
            <text:p><text:s/>X-28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Y&quot;&amp;[.B31]" office:value-type="string" office:string-value=" Y28">
            <text:p><text:s/>Y28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Y&quot;&amp;[.B31]" office:value-type="string" office:string-value=" Y28">
            <text:p><text:s/>Y28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28">
            <text:p><text:s/>X28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28">
            <text:p><text:s/>X28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>
            <text:p>G90</text:p>
          </table:table-cell>
          <table:table-cell/>
          <table:table-cell office:value-type="string">
            <text:p>abs coord</text:p>
          </table:table-cell>
          <table:table-cell table:number-columns-repeated="1018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formula="of:=[.B22]" office:value-type="float" office:value="30">
            <text:p>30</text:p>
          </table:table-cell>
          <table:table-cell table:formula="of:=SUBSTITUTE([.B52];&quot;,&quot;;&quot;.&quot;)" office:value-type="string" office:string-value="30">
            <text:p>30</text:p>
          </table:table-cell>
          <table:table-cell table:number-columns-repeated="1021"/>
        </table:table-row>
        <table:table-row table:style-name="ro16">
          <table:table-cell/>
          <table:table-cell table:formula="of:=2*[.C2]/3" office:value-type="float" office:value="14.6666666666667">
            <text:p>14,6666666667</text:p>
          </table:table-cell>
          <table:table-cell table:formula="of:=SUBSTITUTE(TEXT([.B53];&quot;0,00&quot;);&quot;,&quot;;&quot;.&quot;)" office:value-type="string" office:string-value="14.67">
            <text:p>14.67</text:p>
          </table:table-cell>
          <table:table-cell table:formula="of:=&quot;G00 X-&quot;&amp;wdt&amp;&quot; Y&quot;&amp;divid" office:value-type="string" office:string-value="G00 X-30 Y14.67">
            <text:p>G00 X-30 Y14.67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&quot;G01 X25&quot;&amp;&quot; Y&quot;&amp;divid&amp; &quot; F150&quot;" office:value-type="string" office:string-value="G01 X25 Y14.67 F150">
            <text:p>G01 X25 Y14.67 F1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1019"/>
        </table:table-row>
        <table:table-row table:style-name="ro16">
          <table:table-cell/>
          <table:table-cell table:formula="of:=rout-[.C1]" office:value-type="float" office:value="21">
            <text:p>21</text:p>
          </table:table-cell>
          <table:table-cell table:number-columns-repeated="1022"/>
        </table:table-row>
        <table:table-row table:style-name="ro16">
          <table:table-cell office:value-type="string">
            <text:p>angl</text:p>
          </table:table-cell>
          <table:table-cell table:formula="of:=RADIANS(6)" office:value-type="float" office:value="0.10471975511966">
            <text:p>0,1047197551</text:p>
          </table:table-cell>
          <table:table-cell table:formula="of:=2*[.B60]" office:value-type="float" office:value="0">
            <text:p>#ИМЯ?</text:p>
          </table:table-cell>
          <table:table-cell table:number-columns-repeated="1021"/>
        </table:table-row>
        <table:table-row table:style-name="ro16">
          <table:table-cell/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number-columns-repeated="1021"/>
        </table:table-row>
        <table:table-row table:style-name="ro16">
          <table:table-cell office:value-type="string">
            <text:p>start</text:p>
          </table:table-cell>
          <table:table-cell table:formula="of:=[.B57]*SIN(angl)" office:value-type="float" office:value="0">
            <text:p>#ИМЯ?</text:p>
          </table:table-cell>
          <table:table-cell table:formula="of:=-[.B57]*COS(angl)" office:value-type="float" office:value="0">
            <text:p>#ИМЯ?</text:p>
          </table:table-cell>
          <table:table-cell table:formula="of:=&quot;G00 X-&quot;&amp;[.B61]&amp;&quot; Y&quot;&amp;[.C61]" office:value-type="float" office:value="0">
            <text:p>#ИМЯ?</text:p>
          </table:table-cell>
          <table:table-cell table:number-columns-repeated="1020"/>
        </table:table-row>
        <table:table-row table:style-name="ro16">
          <table:table-cell/>
          <table:table-cell table:formula="of:=SUBSTITUTE(TEXT([.B60];&quot;0,00&quot;);&quot;,&quot;;&quot;.&quot;)" office:value-type="float" office:value="0">
            <text:p>#ИМЯ?</text:p>
          </table:table-cell>
          <table:table-cell table:formula="of:=SUBSTITUTE(TEXT([.C60];&quot;0,00&quot;);&quot;,&quot;;&quot;.&quot;)" office:value-type="float" office:value="0">
            <text:p>#ИМЯ?</text:p>
          </table:table-cell>
          <table:table-cell table:formula="of:=down" office:value-type="string" office:string-value="G01 Z-7 F50">
            <text:p>G01 Z-7 F50</text:p>
          </table:table-cell>
          <table:table-cell table:number-columns-repeated="1020"/>
        </table:table-row>
        <table:table-row table:style-name="ro19">
          <table:table-cell/>
          <table:table-cell table:formula="of:=SUBSTITUTE(TEXT(-[.B60];&quot;0,00&quot;);&quot;,&quot;;&quot;.&quot;)" office:value-type="float" office:value="0">
            <text:p>#ИМЯ?</text:p>
          </table:table-cell>
          <table:table-cell/>
          <table:table-cell table:style-name="ce10" table:formula="of:=arcl(0; 0; -[.B60]; [.C60]; [.B60]; [.C60])" office:value-type="float" office:value="0">
            <text:p>#ИМЯ?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arcr(0; 0; [.B60]; [.C60]; -[.B60]; [.C60])" office:value-type="float" office:value="0">
            <text:p>#ИМЯ?</text:p>
          </table:table-cell>
          <table:table-cell table:number-columns-repeated="1020"/>
        </table:table-row>
        <table:table-row table:style-name="ro16" table:number-rows-repeated="17">
          <table:table-cell table:number-columns-repeated="1024"/>
        </table:table-row>
        <table:table-row table:style-name="ro16" table:visibility="collapse" table:number-rows-repeated="1048495">
          <table:table-cell table:number-columns-repeated="1024"/>
        </table:table-row>
        <table:table-row table:style-name="ro16" table:visibility="collapse">
          <table:table-cell table:number-columns-repeated="1024"/>
        </table:table-row>
      </table:table>
      <table:named-expressions>
        <table:named-expression table:name="ttr" table:base-cell-address="$Лист4.$B$6" table:expression="$#ССЫЛ!.$B$6"/>
        <table:named-expression table:name="ttt" table:base-cell-address="$Лист4.$B$3" table:expression="$#ССЫЛ!.$B$3"/>
        <table:named-expression table:name="dangl" table:base-cell-address="$Лист4.$B$17" table:expression="$#ССЫЛ!.$B$17"/>
        <table:named-expression table:name="Rvn" table:base-cell-address="$Лист4.$B$16" table:expression="$#ССЫЛ!.$B$16"/>
        <table:named-expression table:name="zzz" table:base-cell-address="$Лист4.$B$15" table:expression="$#ССЫЛ!.$B$15"/>
        <table:named-expression table:name="Rhole" table:base-cell-address="$Лист4.$G$16" table:expression="$#ССЫЛ!.$G$16"/>
        <table:named-expression table:name="Rholes" table:base-cell-address="$Лист4.$G$16" table:expression="$#ССЫЛ!.$G$16"/>
        <table:named-expression table:name="angl1" table:base-cell-address="$Лист4.$H$5" table:expression="$#ССЫЛ!.$H$5"/>
        <table:named-expression table:name="angl" table:base-cell-address="$Лист4.$H$6" table:expression="$#ССЫЛ!.$H$6"/>
        <table:named-expression table:name="angl2" table:base-cell-address="$Лист4.$H$7" table:expression="$#ССЫЛ!.$H$7"/>
        <table:named-expression table:name="Rtt12" table:base-cell-address="$Лист4.$G$10" table:expression="$#ССЫЛ!.$G$10"/>
        <table:named-expression table:name="Rtt3" table:base-cell-address="$Лист4.$G$9" table:expression="$#ССЫЛ!.$G$9"/>
        <table:named-expression table:name="angl12" table:base-cell-address="$Лист4.$J$5" table:expression="$#ССЫЛ!.$J$5"/>
        <table:named-expression table:name="angl02" table:base-cell-address="$Лист4.$J$6" table:expression="$#ССЫЛ!.$J$6"/>
        <table:named-expression table:name="angl22" table:base-cell-address="$Лист4.$J$7" table:expression="$#ССЫЛ!.$J$7"/>
        <table:named-expression table:name="fFR" table:base-cell-address="$Лист4.$B$10" table:expression="$#ССЫЛ!.$B$10"/>
        <table:named-range table:name="drill1" table:base-cell-address="$Лист4.$E$11" table:cell-range-address="$Лист4.$E$11"/>
        <table:named-range table:name="drill2" table:base-cell-address="$Лист4.$E$10" table:cell-range-address="$Лист5.$E$10"/>
        <table:named-range table:name="ddq1" table:base-cell-address="$Лист4.$B$13" table:cell-range-address="$Лист5.$B$13"/>
        <table:named-range table:name="ldd" table:base-cell-address="$Лист4.$B$11" table:cell-range-address="$Лист5.$B$11"/>
        <table:named-range table:name="ldq" table:base-cell-address="$Лист4.$B$2" table:cell-range-address="$Лист5.$B$2"/>
        <table:named-range table:name="thh" table:base-cell-address="$Лист4.$B$3" table:cell-range-address="$Лист5.$B$3"/>
        <table:named-range table:name="depth" table:base-cell-address="$box.$A$1" table:cell-range-address="$box.$C$4"/>
        <table:named-range table:name="divid" table:base-cell-address="$box.$A$1" table:cell-range-address="$box.$C$53"/>
        <table:named-range table:name="down" table:base-cell-address="$box.$A$1" table:cell-range-address="$box.$E$1"/>
        <table:named-range table:name="rout" table:base-cell-address="$box.$A$1" table:cell-range-address="$box.$C$2"/>
        <table:named-range table:name="wdt" table:base-cell-address="$box.$A$1" table:cell-range-address="$box.$C$52"/>
        <table:named-range table:name="width" table:base-cell-address="$box.$A$1" table:cell-range-address="$box.$C$22"/>
        <table:named-range table:name="widthD" table:base-cell-address="$box.$A$1" table:cell-range-address="$box.$B$22"/>
        <table:named-range table:name="zazor" table:base-cell-address="$box.$A$1" table:cell-range-address="$box.$B$29"/>
        <table:named-range table:name="rholess" table:base-cell-address="$box.$C$9" table:cell-range-address="$box.$C$9"/>
        <table:named-range table:name="startmill" table:base-cell-address="$box.$J$1" table:cell-range-address="$box.$J$1"/>
        <table:named-range table:name="stopmill" table:base-cell-address="$box.$J$2" table:cell-range-address="$box.$J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17.02.2018</text:date>, <text:time>22:03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3DT12H6M9S</meta:editing-duration>
    <meta:editing-cycles>323</meta:editing-cycles>
    <meta:generator>OpenOffice.org/3.4.1$Win32 OpenOffice.org_project/341m1$Build-9593</meta:generator>
    <dc:date>2018-02-17T22:03:19.93</dc:date>
    <meta:document-statistic meta:table-count="3" meta:cell-count="353" meta:object-count="2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c, Yc, R, fr, d _
) AS String
 Dim c0 As String
 Dim c1 As String
 Dim c2 As String
 Dim c3 As String

 Dim xf As Double
 Dim yf As Double

 Dim I As Double

 Dim F As String

 Dim XFm As String
 Dim YFm As String
 Dim YCm As String
 Dim IRm As String
 Dim dm As String
 

 F = "10"

 xf = Xc - ( R - fr )
 
 XFm = Replace( xf, ",", ".")


 yf = Yc
 
 YFm = Replace( yf, ",", ".")
 YCm = Replace( Yc, ",", ".")
 dm = Replace( d, ",", ".")

 IRm = Replace( ( R - fr ), ",", ".")
 
 c0 = "G00" &amp; " X" &amp; XFm  &amp; " Y" &amp; YCm &amp; CHR$(10)
 c1 = "G01" &amp; " Z-" &amp; dm  &amp; " F" &amp; F &amp; CHR$(10)
 c2 = "G02 X" &amp; XFm &amp; " Y" &amp; YFm &amp; " I" &amp; IRm &amp; " J00.00" &amp; " F2" &amp; CHR$(10)
 c3 = "G00 Z03.0" &amp; CHR$(10)
 Circle = c0 &amp; c1 &amp; c2 &amp; c3
End Function ' Circle

Function Drill( Xc, Yc _
) AS String
 Dim c0 As String
 Dim c1 As String
 Dim c2 As String

 Dim XCm As String
 Dim YCm As String


 XCm = Replace( Xc, ",", ".")
 YCm = Replace( Yc, ",", ".")

 c0 = "G00" &amp; " X" &amp; Xcm  &amp; " Y" &amp; Ycm &amp; " F50" &amp; CHR$(10)
 c1 = "G01" &amp; " Z-8.5 F10" &amp; CHR$(10)
 c2 = "G00 Z3 F50" &amp; CHR$(10)
 Drill  = c0 &amp; c1 &amp; c2
End Function ' Drill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